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09562d" officeooo:paragraph-rsid="000e5a16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4a901" officeooo:paragraph-rsid="0011933d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e5a16"/>
    </style:style>
    <style:style style:name="P4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e5a16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e5a16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e5a16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e5a16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n" fo:country="US" fo:font-weight="normal" officeooo:rsid="000fdd05" officeooo:paragraph-rsid="000e5a16" style:font-weight-asian="normal" style:font-weight-complex="normal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officeooo:rsid="000b1ee8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officeooo:rsid="000fdd05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102e16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officeooo:rsid="0011933d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officeooo:rsid="0013d55e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officeooo:rsid="0011933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language="en" fo:country="US" fo:font-style="normal" style:text-underline-style="none" fo:font-weight="bold" officeooo:rsid="0010208b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02e16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officeooo:rsid="000fdd05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officeooo:rsid="00102e16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officeooo:rsid="0011933d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officeooo:rsid="0013d55e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24" style:family="text">
      <style:text-properties officeooo:rsid="0005c294"/>
    </style:style>
    <style:style style:name="T25" style:family="text">
      <style:text-properties fo:language="en" fo:country="US" officeooo:rsid="00068153"/>
    </style:style>
    <style:style style:name="T26" style:family="text">
      <style:text-properties fo:language="en" fo:country="US" officeooo:rsid="0007ff66"/>
    </style:style>
    <style:style style:name="T27" style:family="text">
      <style:text-properties fo:language="el" fo:country="GR" officeooo:rsid="000681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LANOMA MACHINE LEARNING</text:p>
      <text:p text:style-name="P5"/>
      <text:p text:style-name="P6"/>
      <text:p text:style-name="P6"><text:span text:style-name="T24">Αποτελεσματα απο την εκπαίδευση διαφορων </text:span><text:span text:style-name="T25">clasifiers </text:span><text:span text:style-name="T27">που προβλεπουν αν καποιος εχει μελανομα η όχι. Οι </text:span><text:span text:style-name="T25">classifier </text:span><text:span text:style-name="T27">που χρησιμοποιουμε είναι οι </text:span><text:span text:style-name="T26">R</text:span><text:span text:style-name="T25">andom </text:span><text:span text:style-name="T26">F</text:span><text:span text:style-name="T25">orest, </text:span><text:bookmark text:name="Linear-Regression"/><text:span text:style-name="T13">Linear Regression,</text:span><text:bookmark text:name="SVM"/><text:span text:style-name="T13">SVM,</text:span><text:bookmark text:name="LINEAR-LOGISTIC-REGRESSION"/><text:span text:style-name="T13">L</text:span><text:span text:style-name="T14">inear</text:span><text:span text:style-name="T13"> L</text:span><text:span text:style-name="T14">ogistic</text:span><text:span text:style-name="T13"> R</text:span><text:bookmark text:name="OLS"/><text:span text:style-name="T14">egression</text:span><text:span text:style-name="T13">,OLS </text:span><text:span text:style-name="T23">και GaussianNB.</text:span></text:p>
      <text:p text:style-name="P7"/>
      <text:p text:style-name="P3"><text:span text:style-name="T8">Γ</text:span><text:span text:style-name="T7">ια το παρακατω πειραμα κρατήσαμε ολα τα </text:span><text:span text:style-name="T12">snp </text:span><text:span text:style-name="T7">με</text:span><text:span text:style-name="T9"> </text:span><text:span text:style-name="T15">pvalue &lt;= p = 0.001.</text:span></text:p>
      <text:p text:style-name="P1"><text:span text:style-name="T1">Οι ασθενεις μας ειναι στο συνολο 4980. Απο αυτούς </text:span><text:span text:style-name="T2">οι 3962 δεν εχουν την ασθενεια</text:span><text:span text:style-name="T11">(control = 0)</text:span><text:span text:style-name="T2"> και οι υπόλοιποι 1018 εχουν την ασθενεια</text:span><text:span text:style-name="T11">(case = 1)</text:span><text:span text:style-name="T2">.</text:span></text:p>
      <text:p text:style-name="P8"><text:span text:style-name="T2"/></text:p>
      <text:p text:style-name="P2"><text:span text:style-name="T2">Τ</text:span><text:span text:style-name="T1">α </text:span><text:span text:style-name="T18">snp</text:span><text:span text:style-name="T19">s</text:span><text:span text:style-name="T18"> </text:span><text:span text:style-name="T1">με </text:span><text:span text:style-name="T16">pvalue &lt;= p = 0.001 </text:span><text:span text:style-name="T1">είναι 5415 για να αποφύγουμε το </text:span><text:span text:style-name="T15">overfitting </text:span><text:span text:style-name="T1">μειώνουμε τα </text:span><text:span text:style-name="T18">snps </text:span><text:span text:style-name="T1">με τ</text:span><text:span text:style-name="T3">ον εξής τρόπο, τον οποίο σκεφτήκαμε μόνοι μας. Αφού στήσουμε τον πίνακα με του ασθενείς και τα χαρακτηριστικά τους, </text:span><text:span text:style-name="T4">στη συνέχεια βρίσκουμε τον πίνακα με τ</text:span><text:span text:style-name="T20">o</text:span><text:span text:style-name="T4"> </text:span><text:span text:style-name="T17">cosine similarity </text:span><text:span text:style-name="T4">μεταξύ των </text:span><text:span text:style-name="T20">snps </text:span><text:span text:style-name="T4">χρησιμοποιώντας την εντολή </text:span><text:span text:style-name="T10">metrics.pairwise.cosine_similarity. </text:span><text:span text:style-name="T5">Ορίζουμε έναν </text:span><text:span text:style-name="T21">counter </text:span><text:span text:style-name="T5">για κάθε </text:span><text:span text:style-name="T21">snp.</text:span><text:span text:style-name="T10"> </text:span><text:span text:style-name="T5">Στη συνέχεια εξετάζουμε την ομοιότητα μεταξύ των </text:span><text:span text:style-name="T21">snps </text:span><text:span text:style-name="T5">και αυξάνουμε κατά ένα τον </text:span><text:span text:style-name="T21">counter </text:span><text:span text:style-name="T5">του </text:span><text:span text:style-name="T21">snp </text:span><text:span text:style-name="T5">που έχει τιμή στον πίνακα ίση η μικρότερη από 0.2(</text:span><text:span text:style-name="T6">οσο πιο κοντά στο 1 είναι η τιμή τόσο πιο όμοια είναι μεταξύ τους τα χαρακτηριστικά.) κατα 1. Τέλος κρατήσαμε τα </text:span><text:span text:style-name="T22">snps </text:span><text:span text:style-name="T6">των οποίων ο </text:span><text:span text:style-name="T22">counter </text:span><text:span text:style-name="T6">είναι μεγαλύτερος ή ίσος από το 60% των συνολικών </text:span><text:span text:style-name="T22">sn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19:39.671000000</meta:creation-date>
    <dc:date>2017-04-27T11:17:30.311000000</dc:date>
    <meta:editing-duration>PT9M4S</meta:editing-duration>
    <meta:editing-cycles>3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5" meta:word-count="192" meta:character-count="1189" meta:non-whitespace-character-count="1002"/>
  </office:meta>
</office:document-meta>
</file>